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6.637cm" fo:break-before="auto" style:use-optimal-row-height="true"/>
    </style:style>
    <style:style style:name="ro3" style:family="table-row">
      <style:table-row-properties style:row-height="12.767cm" fo:break-before="auto" style:use-optimal-row-height="true"/>
    </style:style>
    <style:style style:name="ro4" style:family="table-row">
      <style:table-row-properties style:row-height="8.345cm" fo:break-before="auto" style:use-optimal-row-height="true"/>
    </style:style>
    <style:style style:name="ro5" style:family="table-row">
      <style:table-row-properties style:row-height="8.897cm" fo:break-before="auto" style:use-optimal-row-height="true"/>
    </style:style>
    <style:style style:name="ro6" style:family="table-row">
      <style:table-row-properties style:row-height="12.215cm" fo:break-before="auto" style:use-optimal-row-height="true"/>
    </style:style>
    <style:style style:name="ro7" style:family="table-row">
      <style:table-row-properties style:row-height="11.109cm" fo:break-before="auto" style:use-optimal-row-height="true"/>
    </style:style>
    <style:style style:name="ro8" style:family="table-row">
      <style:table-row-properties style:row-height="10.003cm" fo:break-before="auto" style:use-optimal-row-height="true"/>
    </style:style>
    <style:style style:name="ro10" style:family="table-row">
      <style:table-row-properties style:row-height="6.346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3.605cm" fo:break-before="auto" style:use-optimal-row-height="true"/>
    </style:style>
    <style:style style:name="ro13" style:family="table-row">
      <style:table-row-properties style:row-height="5.186cm" fo:break-before="auto" style:use-optimal-row-height="true"/>
    </style:style>
    <style:style style:name="ro14" style:family="table-row">
      <style:table-row-properties style:row-height="4.001cm" fo:break-before="auto" style:use-optimal-row-height="true"/>
    </style:style>
    <style:style style:name="ro15" style:family="table-row">
      <style:table-row-properties style:row-height="3.21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gomock/collection.py:1302</text:p>
          </table:table-cell>
          <table:table-cell office:value-type="string" calcext:value-type="string">
            <text:p>map_ctx = execjs.compile(""" function doMap... mapper = eval('('+fnc+')'); ... """)</text:p>
          </table:table-cell>
          <table:table-cell office:value-type="string" calcext:value-type="string">
            <text:p>Выполнение произвольного кода (Remote Code Execution via Eval). &lt;br&gt;Используется библиотека execjs для компиляции и выполнения JavaScript кода, переданного в map_reduce. Внутри JS используется eval для выполнения переданной пользователем функции fnc. Если злоумышленник контролирует строку функции map/reduce, он может выполнить произвольный код в контексте JS-рантайма (часто Node.js), что может привести к компрометации системы.</text:p>
          </table:table-cell>
          <table:table-cell office:value-type="string" calcext:value-type="string">
            <text:p>CWE-95 (Improper Neutralization of Directives in Dynamically Evaluated Code)</text:p>
          </table:table-cell>
          <table:table-cell office:value-type="string" calcext:value-type="string">
            <text:p>Так как это эмулятор функциональности БД, полное устранение сложно. &lt;br&gt;1. Добавить явное предупреждение в документации о рисках безопасности при использовании map_reduce с непроверенными данными.&lt;br&gt;2. Рассмотреть использование изолированной песочницы (sandbox) для execjs, если это поддерживается рантаймом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mongomock/aggregate.py:40</text:p>
          </table:table-cell>
          <table:table-cell office:value-type="string" calcext:value-type="string">
            <text:p>_random = random.Random()</text:p>
          </table:table-cell>
          <table:table-cell office:value-type="string" calcext:value-type="string">
            <text:p>Использование криптографически небезопасного PRNG. &lt;br&gt;Модуль random в Python основан на алгоритме Mersenne Twister, который предсказуем. Используется для оператора $sample. Хотя это тестовая библиотека, использование random может создавать ложное чувство безопасности или приводить к предсказуемым выборкам в тестах безопасности.</text:p>
          </table:table-cell>
          <table:table-cell office:value-type="string" calcext:value-type="string">
            <text:p>CWE-338 (Use of Cryptographically Weak Pseudo-Random Number Generator)</text:p>
          </table:table-cell>
          <table:table-cell office:value-type="string" calcext:value-type="string">
            <text:p>Для операций, не требующих криптостойкости (как $sample), это допустимо, но лучше использовать secrets (Python 3.6+) или os.urandom если требуется непредсказуемость, либо явно задокументировать это поведение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mongomock/object_id.py:7</text:p>
          </table:table-cell>
          <table:table-cell office:value-type="string" calcext:value-type="string">
            <text:p>self._id = uuid.uuid1()</text:p>
          </table:table-cell>
          <table:table-cell office:value-type="string" calcext:value-type="string">
            <text:p>Утечка информации через UUIDv1. &lt;br&gt;Функция uuid.uuid1() использует MAC-адрес хоста для генерации идентификатора. Это приводит к раскрытию информации о сетевом оборудовании сервера, где запущен код.</text:p>
          </table:table-cell>
          <table:table-cell office:value-type="string" calcext:value-type="string">
            <text:p>CWE-200 (Exposure of Sensitive Information to an Unauthorized Actor)</text:p>
          </table:table-cell>
          <table:table-cell office:value-type="string" calcext:value-type="string">
            <text:p>Заменить uuid.uuid1() на uuid.uuid4(), который генерирует полностью случайные UUID и не раскрывает информацию о хосте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mongomock/collection.py:139</text:p>
          </table:table-cell>
          <table:table-cell office:value-type="string" calcext:value-type="string">
            <text:p>_recursive_key_check_null_character(value)</text:p>
          </table:table-cell>
          <table:table-cell office:value-type="string" calcext:value-type="string">
            <text:p>Неконтролируемая рекурсия (Stack Exhaustion). &lt;br&gt;Функция рекурсивно обходит структуру документа. Если на вход подать злонамеренно сформированный JSON/BSON с чрезмерной глубиной вложенности, это вызовет RecursionError и падение приложения (DoS).</text:p>
          </table:table-cell>
          <table:table-cell office:value-type="string" calcext:value-type="string">
            <text:p>CWE-674 (Uncontrolled Recursion)</text:p>
          </table:table-cell>
          <table:table-cell office:value-type="string" calcext:value-type="string">
            <text:p>Использовать итеративный подход (стек в куче) вместо рекурсии или установить жесткий лимит глубины вложенности при валидации документов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mongomock/aggregate.py:448</text:p>
          </table:table-cell>
          <table:table-cell office:value-type="string" calcext:value-type="string">
            <text:p>regex = re.compile(regex_val, options)</text:p>
          </table:table-cell>
          <table:table-cell office:value-type="string" calcext:value-type="string">
            <text:p>Уязвимость к ReDoS (Regular Expression Denial of Service). &lt;br&gt;Код компилирует регулярные выражения, полученные из пользовательского ввода (оператор $regexMatch и др.). Специально сформированное регулярное выражение может вызвать катастрофический откат (catastrophic backtracking) и зависание процесса.</text:p>
          </table:table-cell>
          <table:table-cell office:value-type="string" calcext:value-type="string">
            <text:p>CWE-1333 (Inefficient Regular Expression Complexity)</text:p>
          </table:table-cell>
          <table:table-cell office:value-type="string" calcext:value-type="string">
            <text:p>1. Использовать re.escape() для пользовательского ввода, если предполагается поиск подстроки.&lt;br&gt;2. Ограничить время выполнения regex-операций (сложно в стандартном модуле re).&lt;br&gt;3. Использовать альтернативные regex-движки (например, google-re2), устойчивые к ReDoS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mongomock/filtering.py:290</text:p>
          </table:table-cell>
          <table:table-cell office:value-type="string" calcext:value-type="string">
            <text:p>return can_compare_types and op(a_type, b_type)</text:p>
          </table:table-cell>
          <table:table-cell office:value-type="string" calcext:value-type="string">
            <text:p>Проблемы с типизацией при сравнении (Type Confusion). &lt;br&gt;Логика сравнения типов BSON (_get_compare_type) и Python типов может вести себя непредсказуемо при сравнении объектов, не предусмотренных в _get_compare_type (например, кастомные классы), что может вызвать исключения в рантайме.</text:p>
          </table:table-cell>
          <table:table-cell office:value-type="string" calcext:value-type="string">
            <text:p>CWE-704 (Incorrect Type Conversion or Cast)</text:p>
          </table:table-cell>
          <table:table-cell office:value-type="string" calcext:value-type="string">
            <text:p>Добавить строгую обработку типов в _get_compare_type и возвращать безопасное значение по умолчанию или выбрасывать понятное исключение OperationFailure вместо NotImplementedError или падения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mongomock/collection.py:340</text:p>
          </table:table-cell>
          <table:table-cell office:value-type="string" calcext:value-type="string">
            <text:p>new_doc = copy.deepcopy(doc)</text:p>
          </table:table-cell>
          <table:table-cell office:value-type="string" calcext:value-type="string">
            <text:p>Потенциальная "бомба" памяти (Memory Exhaustion). &lt;br&gt;Использование deepcopy на больших или циклически замкнутых структурах данных (если они каким-то образом попали в store) может привести к чрезмерному потреблению памяти и CPU.</text:p>
          </table:table-cell>
          <table:table-cell office:value-type="string" calcext:value-type="string">
            <text:p>Эвристика AI (Resource Exhaustion)</text:p>
          </table:table-cell>
          <table:table-cell office:value-type="string" calcext:value-type="string">
            <text:p>Ограничить максимальный размер документа, разрешенного для вставки/обработки, аналогично лимитам реального MongoDB (16MB BSON limit), чтобы избежать DoS на уровне приложения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mongomock/collection.py:1310</text:p>
          </table:table-cell>
          <table:table-cell office:value-type="string" calcext:value-type="string">
            <text:p>execjs.compile(...)</text:p>
          </table:table-cell>
          <table:table-cell office:value-type="string" calcext:value-type="string">
            <text:p>Внедрение через шаблон кода. &lt;br&gt;Хотя execjs вызывается, сам код функций doMap и doReduce формируется конкатенацией строк внутри Python. Это делает код сложным для аудита и потенциально уязвимым, если внутренняя логика шаблона будет изменена.</text:p>
          </table:table-cell>
          <table:table-cell office:value-type="string" calcext:value-type="string">
            <text:p>Bad Practice (Dynamic Code Generation)</text:p>
          </table:table-cell>
          <table:table-cell office:value-type="string" calcext:value-type="string">
            <text:p>Вынести JavaScript код в отдельные файлы .js и загружать их, вместо хранения в строковых литералах Python. Это упростит аудит JS-кода.</text:p>
          </table:table-cell>
          <table:table-cell office:value-type="string" calcext:value-type="string">
            <text:p>ЛС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7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10">
          <table:table-cell/>
          <table:table-cell office:value-type="string" calcext:value-type="string">
            <text:p>mongomock/aggregate.py — строка с инициализацией _random. </text:p>
            <text:p>mongomock</text:p>
          </table:table-cell>
          <table:table-cell office:value-type="string" calcext:value-type="string">
            <text:p>`_random = random.Random() # noqa: S311`</text:p>
          </table:table-cell>
          <table:table-cell office:value-type="string" calcext:value-type="string">
            <text:p>Используется псевдослучайный генератор random.Random() для операций выборки/перемешивания ($sample и т.п.). Хотя это корректно для некриптографической случайности, random.Random() предсказуем и помечается линтерами (Bandit S311) — при неправильном использовании может привести к предсказуемости выборки/семян.</text:p>
          </table:table-cell>
          <table:table-cell office:value-type="string" calcext:value-type="string">
            <text:p>CWE-327 — Use of a Broken or Risky Cryptographic Algorithm / Insecure RNG (Bandit S311)</text:p>
          </table:table-cell>
          <table:table-cell office:value-type="string" calcext:value-type="string">
            <text:p>Если нужна крипто-стойкая случайность (например, для тестов, где важна непредсказуемость) — заменить на random.SystemRandom() или использовать модуль secrets (secrets.choice, secrets.randbelow). Если крипто-стойкость не требуется — явно документировать причину и добавить комментарий, либо ограничить влияние (ограничение размера выборки)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mongomock/filtering.py — функция обработки $regex (комбинация опций -&gt; компиляция). </text:p>
            <text:p>mongomock</text:p>
          </table:table-cell>
          <table:table-cell office:value-type="string" calcext:value-type="string">
            <text:p>`search_copy['$regex'] = re.compile(search['$regex'], options)`</text:p>
          </table:table-cell>
          <table:table-cell office:value-type="string" calcext:value-type="string">
            <text:p>Компиляция регулярного выражения, предоставленного пользователем, без ограничений. Режим выполнения re в CPython — backtracking; сложные/злонамеренные шаблоны могут вызвать катастрофическое бэктреккинг- выполнение -&gt; ReDoS (Denial of Service).</text:p>
          </table:table-cell>
          <table:table-cell office:value-type="string" calcext:value-type="string">
            <text:p>CWE-400 — Uncontrolled Resource Consumption (ReDoS) / Эвристика AI (DoS via regex)</text:p>
          </table:table-cell>
          <table:table-cell office:value-type="string" calcext:value-type="string">
            <text:p>Валидировать/ограничивать входные шаблоны: проверять длину шаблона, запрещать известные "опасные" конструкции (например (.+)+), применять whitelist-паттерны. Рассмотреть использование регулярных движков с таймаутом (модуль regex имеет таймауты) либо запуск компиляции/матчинга в отдельном рабочем процессе/потоке с таймаутом и лимитом памяти. Для публичных API — избегать выполнения произвольных regex от непроверенных пользователей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mongomock/aggregate.py — $graphLookup обработка, deepcopy входной коллекции. </text:p>
            <text:p>mongomock</text:p>
          </table:table-cell>
          <table:table-cell office:value-type="string" calcext:value-type="string">
            <text:p>`out_doc = copy.deepcopy(in_collection) # TODO(pascal): speed the deep copy`</text:p>
          </table:table-cell>
          <table:table-cell office:value-type="string" calcext:value-type="string">
            <text:p>Глубокое копирование всей входной коллекции для операций графа. При больших коллекциях — внезапное пиковое потребление памяти (OOM) и длительные задержки — возможен DoS/утечка ресурсов.</text:p>
          </table:table-cell>
          <table:table-cell office:value-type="string" calcext:value-type="string">
            <text:p>CWE-400 — Uncontrolled Resource Consumption (Memory DoS) / Эвристика AI (Resource leak / scalability)</text:p>
          </table:table-cell>
          <table:table-cell office:value-type="string" calcext:value-type="string">
            <text:p>Избегать полного deepcopy для больших наборов: использовать ленивую обработку (генераторы), работать с ссылками/шаблонами, ограничивать максимальный размер коллекции для операций, применять streaming / chunked обработку. Если копирование нужно для защиты оригинала — выполнять «shallow copy» по полям, ограничить глубину, или проверять и ограничивать глубину/размер объектов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mongomock/collection.py — map/reduce / group через execjs (компиляция и eval JS).</text:p>
          </table:table-cell>
          <table:table-cell office:value-type="string" calcext:value-type="string">
            <text:p>`map_ctx = execjs.compile(""" ... mapper = eval('('+fnc+')'); ...`)`</text:p>
          </table:table-cell>
          <table:table-cell office:value-type="string" calcext:value-type="string">
            <text:p>Выполнение произвольного JavaScript-кода (через execjs + eval) для map/reduce/group. Если аргументы (функции) приходят от непроверенных пользователей — это исполнение чужого кода, полная компрометация среды (удалённое выполнение кода), утечки, DoS.</text:p>
          </table:table-cell>
          <table:table-cell office:value-type="string" calcext:value-type="string">
            <text:p>CWE-95 — Improper Neutralization of Directives in Dynamically Evaluated Code (Eval/Exec) / CWE-94 (Code injection) эквивалент</text:p>
          </table:table-cell>
          <table:table-cell office:value-type="string" calcext:value-type="string">
            <text:p>Если возможно — полностью запретить исполнение пользовательского JS в небезопасном окружении. Если функционал нужен — запускать в безопасном песочном окружении с ограничением времени/памяти/IO (контейнер/процесс с cgroups), валидировать/ограничивать синтаксис функций, или предоставлять заранее определённый набор агрегационных операций вместо динамического кода. Документировать риск и добавить opt-in с явным предупреждением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mongomock/thread.py — реализация RWLock / _LightSwitch.</text:p>
          </table:table-cell>
          <table:table-cell office:value-type="string" calcext:value-type="string">
            <text:p>`class RWLock: ... @contextmanager def reader(self): ... except Exception: raise`</text:p>
          </table:table-cell>
          <table:table-cell office:value-type="string" calcext:value-type="string">
            <text:p>Собственная реализация reader-writer lock — тонкие ошибки в реализации контекстных менеджеров и порядке захвата/освобождения могут привести к состоям гонки, взаимоблокировкам (deadlock) или утечкам блокировок при ошибках/исключениях. Конструкция except Exception: raise излишня и может маскировать контекст.</text:p>
          </table:table-cell>
          <table:table-cell office:value-type="string" calcext:value-type="string">
            <text:p>Эвристика AI — Race Condition / Deadlock / Logic Flaw</text:p>
          </table:table-cell>
          <table:table-cell office:value-type="string" calcext:value-type="string">
            <text:p>По возможности заменить самописный RWLock на хорошо протестированную реализацию (например, readerwriterlock package) или задокументировать и покрыть реализацию большим набором конкурентных тестов. Исправить except/finally блоки: использовать try: yield finally: ... без ловли всех исключений, чтобы не терять traceback, и тщательно проверить порядок захвата блокировок (consistent lock ordering)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mongomock/collection.py — формирование ошибок/логов с включением значений документов. </text:p>
            <text:p>mongomock</text:p>
          </table:table-cell>
          <table:table-cell office:value-type="string" calcext:value-type="string">
            <text:p>`raise OperationFailure('The _id field cannot be changed from {} to {}'.format(existing_document['_id'], _id))`</text:p>
          </table:table-cell>
          <table:table-cell office:value-type="string" calcext:value-type="string">
            <text:p>Включение пользовательских/документных данных в сообщения об ошибках может привести к разглашению внутренних значений (например, секретных/личных данных) в логах/исключениях при ошибочном использовании.</text:p>
          </table:table-cell>
          <table:table-cell office:value-type="string" calcext:value-type="string">
            <text:p>CWE-200 — Information Exposure</text:p>
          </table:table-cell>
          <table:table-cell office:value-type="string" calcext:value-type="string">
            <text:p>Не включать чувствительные данные в необработанные сообщения ошибок; при необходимости логировать только хеши/идентификаторы и отправлять в клиент аккуратно сформированное сообщение без раскрытия секрета. Добавить опцию для безопасного режима логирования (redact)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office:value-type="string" calcext:value-type="string">
            <text:p>mongomock/filtering.py — использование пользовательских регулярных объектов в _regex/apply (вызов re.search и пр.). </text:p>
            <text:p>mongomock</text:p>
          </table:table-cell>
          <table:table-cell office:value-type="string" calcext:value-type="string">
            <text:p>`elif isinstance(search, _RE_TYPES) and isinstance(doc_val, (str, list)): is_match = _regex(doc_val, search)`</text:p>
          </table:table-cell>
          <table:table-cell office:value-type="string" calcext:value-type="string">
            <text:p>Пользователь может передать заранее скомпилированный re-объект (или строку) — и код выполнит поиск без ограничений по времени/сложности =&gt; ReDoS. Кроме того, если doc_val большие (длинные строки), то поиск может стать дорогостоящим.</text:p>
          </table:table-cell>
          <table:table-cell office:value-type="string" calcext:value-type="string">
            <text:p>CWE-400 — Uncontrolled Resource Consumption (ReDoS)</text:p>
          </table:table-cell>
          <table:table-cell office:value-type="string" calcext:value-type="string">
            <text:p>Ограничивать длину строк, для которых проводится поиск; лимитировать глубину/время матчинга (через отдельный процесс/таймаут), валидация/ограничение скомпилированных объектов, использовать regex-модуль с параметром timeout или предоставить безопасные альтернативы (например, ограниченный набор шаблонов)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(Риск → future) filtering / оператор $where присутствует в наборе топ-операторов, но реализация отсутствует/частичная. </text:p>
            <text:p>mongomock</text:p>
          </table:table-cell>
          <table:table-cell office:value-type="string" calcext:value-type="string">
            <text:p>`'$where'` (в списке _TOP_LEVEL_OPERATORS)</text:p>
          </table:table-cell>
          <table:table-cell office:value-type="string" calcext:value-type="string">
            <text:p>Оператор $where в MongoDB позволяет запускать JavaScript для фильтрации документов. Если в будущем добавят поддержку $where, это будет означать исполнение произвольного кода и высокие риски RCE/DoS.</text:p>
          </table:table-cell>
          <table:table-cell office:value-type="string" calcext:value-type="string">
            <text:p>CWE-95 / CWE-94 — Code Injection / Eval (потенциально)</text:p>
          </table:table-cell>
          <table:table-cell office:value-type="string" calcext:value-type="string">
            <text:p>Не реализовывать $where поддерживая произвольный JS; если требуется — реализовывать только в строго изолированном/песочном рантайме с лимитами ресурсов; документировать и выключать по умолчанию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15">
          <table:table-cell/>
          <table:table-cell office:value-type="string" calcext:value-type="string">
            <text:p>mongomock\aggregate.py:17</text:p>
          </table:table-cell>
          <table:table-cell office:value-type="string" calcext:value-type="string">
            <text:p>_random = random.Random() # noqa: S311</text:p>
          </table:table-cell>
          <table:table-cell office:value-type="string" calcext:value-type="string">
            <text:p>Использование небезопасного генератора случайных чисел random вместо криптографически стойкого secrets для генерации случайных значений, что может привести к предсказуемости результатов</text:p>
          </table:table-cell>
          <table:table-cell office:value-type="string" calcext:value-type="string">
            <text:p>CWE-338 (Уязвимости с использованием слабого ГСЧ)</text:p>
          </table:table-cell>
          <table:table-cell office:value-type="string" calcext:value-type="string">
            <text:p>Для криптографических целей или генерации токенов использовать модуль secrets. В данном контексте (выборка данных) уязвимость имеет низкий риск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mongomock\aggregate.py:1997</text:p>
          </table:table-cell>
          <table:table-cell office:value-type="string" calcext:value-type="string">
            <text:p>if value not in result: result.append(value)</text:p>
          </table:table-cell>
          <table:table-cell office:value-type="string" calcext:value-type="string">
            <text:p>Неэффективная проверка на уникальность значений в цикле, приводящая к квадратичной сложности O(n²). При больших объемах данных это может привести к замедлению работы</text:p>
          </table:table-cell>
          <table:table-cell office:value-type="string" calcext:value-type="string">
            <text:p>Эвристика AI (DoS через неэффективный алгоритм)</text:p>
          </table:table-cell>
          <table:table-cell office:value-type="string" calcext:value-type="string">
            <text:p>Использовать set для отслеживания уникальных значений: seen = set(); if value not in seen: seen.add(value); result.append(value)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mongomock\aggregate.py:2080</text:p>
          </table:table-cell>
          <table:table-cell office:value-type="string" calcext:value-type="string">
            <text:p>BSON.encode(document, check_keys=check_keys, codec_options=codec_options)</text:p>
          </table:table-cell>
          <table:table-cell office:value-type="string" calcext:value-type="string">
            <text:p>Отсутствие обработки исключений при кодировании данных в BSON. Функция не возвращает результат и не обрабатывает возможные ошибки, что может привести к скрытым сбоям</text:p>
          </table:table-cell>
          <table:table-cell office:value-type="string" calcext:value-type="string">
            <text:p>Эвристика AI (Проблема надежности)</text:p>
          </table:table-cell>
          <table:table-cell office:value-type="string" calcext:value-type="string">
            <text:p>Добавить try-catch блок для обработки исключений BSON и возвратить результат операции вызывающей стороне для обработки ошибок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mongomock\helpers.py:315</text:p>
          </table:table-cell>
          <table:table-cell office:value-type="string" calcext:value-type="string">
            <text:p>result = result[key_item]</text:p>
          </table:table-cell>
          <table:table-cell office:value-type="string" calcext:value-type="string">
            <text:p>Доступ к элементу словаря без проверки, что key_item является хешируемым типом данных. Это может привести к необработанным исключениям при работе с некорректными ключами</text:p>
          </table:table-cell>
          <table:table-cell office:value-type="string" calcext:value-type="string">
            <text:p>Эвристика AI (Некорректная обработка исключений)</text:p>
          </table:table-cell>
          <table:table-cell office:value-type="string" calcext:value-type="string">
            <text:p>Добавить проверку типа ключа перед обращением: if not isinstance(key_item, collections.abc.Hashable): raise KeyError(f"Некорректный ключ: {key_item}")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mongomock\filtering.py:604</text:p>
          </table:table-cell>
          <table:table-cell office:value-type="string" calcext:value-type="string">
            <text:p>if '$or' in nested_field_list:</text:p>
          </table:table-cell>
          <table:table-cell office:value-type="string" calcext:value-type="string">
            <text:p>Отсутствие валидации и санитизации пользовательских данных перед использованием в логических операциях фильтрации. Это потенциально может привести к неожиданным результатам запросов</text:p>
          </table:table-cell>
          <table:table-cell office:value-type="string" calcext:value-type="string">
            <text:p>CWE-20 (Некорректная валидация входных данных)</text:p>
          </table:table-cell>
          <table:table-cell office:value-type="string" calcext:value-type="string">
            <text:p>Добавить строгую валидацию входных данных перед их использованием в операторах фильтрации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/>
          <table:table-cell office:value-type="string" calcext:value-type="string">
            <text:p>mongomock\mongo_client.py:314</text:p>
          </table:table-cell>
          <table:table-cell office:value-type="string" calcext:value-type="string">
            <text:p>if value is not None: raise TypeError(f'{key} must be an instance of {options.typename}')</text:p>
          </table:table-cell>
          <table:table-cell office:value-type="string" calcext:value-type="string">
            <text:p>Отсутствие детализации ошибок при проверке параметров соединения. Общие сообщения об ошибках могут упростить атаки на систему</text:p>
          </table:table-cell>
          <table:table-cell office:value-type="string" calcext:value-type="string">
            <text:p>CWE-209 (Генерация сообщений об ошибках с информацией)</text:p>
          </table:table-cell>
          <table:table-cell office:value-type="string" calcext:value-type="string">
            <text:p>Модифицировать сообщения об ошибках так, чтобы они не раскрывали внутреннюю структуру кода злоумышленнику</text:p>
          </table:table-cell>
          <table:table-cell office:value-type="string" calcext:value-type="string">
            <text:p>УО</text:p>
          </table:table-cell>
        </table:table-row>
        <table:table-row table:style-name="ro16">
          <table:table-cell/>
          <table:table-cell office:value-type="string" calcext:value-type="string">
            <text:p>tests\test__mongomock.py:1481</text:p>
          </table:table-cell>
          <table:table-cell office:value-type="string" calcext:value-type="string">
            <text:p>self.data = [ {'a': 1, 'tags': ['dog', 'cat']}, ... ]</text:p>
          </table:table-cell>
          <table:table-cell office:value-type="string" calcext:value-type="string">
            <text:p>Использование фиксированных значений в тестах, которые могут быть уязвимы к атакам типа "time-of-check to time-of-use" при условии выполнения тестов в конкурентной среде</text:p>
          </table:table-cell>
          <table:table-cell office:value-type="string" calcext:value-type="string">
            <text:p>Эвристика AI (Состояние гонки в тестах)</text:p>
          </table:table-cell>
          <table:table-cell office:value-type="string" calcext:value-type="string">
            <text:p>Использовать уникальные идентификаторы для каждого теста или изолировать тестовую среду для предотвращения взаимного влияния тестов</text:p>
          </table:table-cell>
          <table:table-cell office:value-type="string" calcext:value-type="string">
            <text:p>Л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37:12.105876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19:10.311880500</meta:creation-date>
    <dc:date>2025-12-01T03:06:40.280554600</dc:date>
    <meta:editing-duration>PT9M3S</meta:editing-duration>
    <meta:editing-cycles>7</meta:editing-cycles>
    <meta:generator>LibreOffice/25.2.6.2$Windows_X86_64 LibreOffice_project/729c5bfe710f5eb71ed3bbde9e06a6065e9c6c5d</meta:generator>
    <meta:document-statistic meta:table-count="3" meta:cell-count="159" meta:object-count="0"/>
  </office:meta>
</office:document-meta>
</file>